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C0DB728A52800D2C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adornments="Medium" style:font-family-generic="roman" style:font-pitch="variable"/>
    <style:font-face style:name="Noto Serif CJK KR Medium1" svg:font-family="'Noto Serif CJK KR Medium'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auto-grow-height="true" fo:min-height="3.51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73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title">
      <style:graphic-properties fo:min-height="2.622cm"/>
      <style:paragraph-properties style:writing-mode="lr-tb"/>
    </style:style>
    <style:style style:name="pr9" style:family="presentation" style:parent-style-name="Default-outline1">
      <style:graphic-properties fo:min-height="9.274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style:writing-mode="lr-tb"/>
      <style:text-properties style:font-name="Noto Serif CJK KR Medium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T1" style:family="text">
      <style:text-properties style:font-name="Noto Serif CJK KR Medium"/>
    </style:style>
    <style:style style:name="T2" style:family="text">
      <style:text-properties style:font-name="Noto Serif CJK KR Medium" fo:font-size="32pt"/>
    </style:style>
    <style:style style:name="T3" style:family="text">
      <style:text-properties style:font-name="Noto Mono2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19cm" svg:x="1.399cm" svg:y="1.269cm" presentation:class="title" presentation:user-transformed="true">
          <draw:text-box>
            <text:p text:style-name="P1"><text:span text:style-name="T1">Web, Python, Flask, And You</text:span></text:p>
          </draw:text-box>
        </draw:frame>
        <draw:frame presentation:style-name="pr2" draw:text-style-name="P2" draw:layer="layout" svg:width="25.191cm" svg:height="7.738cm" svg:x="1.399cm" svg:y="5.079cm" presentation:class="subtitle" presentation:user-transformed="true">
          <draw:text-box>
            <text:p><text:span text:style-name="T2">Tucson Python + ResBaz AZ 2023</text:span></text:p>
            <text:p><text:span text:style-name="T2">Poppy Argus 2023-04-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Start At The End</text:p>
          </draw:text-box>
        </draw:frame>
        <draw:frame presentation:style-name="pr5" draw:text-style-name="P4" draw:layer="layout" svg:width="25.191cm" svg:height="9.524cm" svg:x="1.399cm" svg:y="4.444cm" presentation:class="outline" presentation:user-transformed="true">
          <draw:text-box>
            <text:list text:style-name="L2">
              <text:list-item>
                <text:p>Demo here</text:p>
              </text:list-item>
              <text:list-item>
                <text:p>Repo: <text:a xlink:href="https://github.com/poppyargus/" xlink:type="simple">https://github.com/poppyargus/</text:a><text:s/>and click on py-tal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 text:style-name="P4">Outline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“Messaging App” stream of consciousness? Pt1, pt2 … ptN</text:p>
                <text:list>
                  <text:list-item>
                    <text:p>Whole talk is “diff 1 with 2” then “2 with 3” etc.</text:p>
                  </text:list-item>
                </text:list>
              </text:list-item>
              <text:list-item>
                <text:p>Flask, docs, web</text:p>
              </text:list-item>
              <text:list-item>
                <text:p>Opinions, could be gettin’ it wrnog in front of an audience</text:p>
                <text:list>
                  <text:list-item>
                    <text:p>Please let me know! I’m happy to be wrong. (After, please! – take a note, bring up then)</text:p>
                  </text:list-item>
                </text:list>
              </text:list-item>
              <text:list-item>
                <text:p>Expository</text:p>
                <text:list>
                  <text:list-item>
                    <text:p>Not a class</text:p>
                  </text:list-item>
                  <text:list-item>
                    <text:p>Details left as exercise for the reader</text:p>
                  </text:list-item>
                </text:list>
              </text:list-item>
              <text:list-item>
                <text:p>You will know how to at least find out mo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Repo, again</text:p>
          </draw:text-box>
        </draw:frame>
        <draw:frame presentation:style-name="pr5" draw:text-style-name="P4" draw:layer="layout" svg:width="25.191cm" svg:height="9.524cm" svg:x="1.399cm" svg:y="4.444cm" presentation:class="outline" presentation:user-transformed="true">
          <draw:text-box>
            <text:list text:style-name="L2">
              <text:list-item>
                <text:p>Repo: <text:a xlink:href="https://github.com/poppyargus/" xlink:type="simple">https://github.com/poppyargus/</text:a><text:s/>and click on py-tal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1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Add app</text:p>
              </text:list-item>
              <text:list-item>
                <text:p>I want to build an app, Hello World</text:p>
              </text:list-item>
              <text:list-item>
                <text:p><text:a xlink:href="https://flask.palletsprojects.com/" xlink:type="simple">https://flask.palletsprojects.com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1cm" svg:height="2.629cm" svg:x="1.399cm" svg:y="0.627cm" presentation:class="title" presentation:user-transformed="true">
          <draw:text-box>
            <text:p>Intermezzo – Makefile, venv, pip...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3">make clean setup lint</text:span></text:p>
              </text:list-item>
              <text:list-item>
                <text:p>Did you think I remember all these commands?</text:p>
              </text:list-item>
              <text:list-item>
                <text:p><text:span text:style-name="T3">cat Makefile</text:span>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Repo, again</text:p>
          </draw:text-box>
        </draw:frame>
        <draw:frame presentation:style-name="pr5" draw:text-style-name="P4" draw:layer="layout" svg:width="25.191cm" svg:height="9.524cm" svg:x="1.399cm" svg:y="4.444cm" presentation:class="outline" presentation:user-transformed="true">
          <draw:text-box>
            <text:list text:style-name="L2">
              <text:list-item>
                <text:p>Repo: <text:a xlink:href="https://github.com/poppyargus/" xlink:type="simple">https://github.com/poppyargus/</text:a><text:s/>and click on py-tal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2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app to: add “messaging”, “user”</text:p>
              </text:list-item>
              <text:list-item>
                <text:p>I want to build a messaging app; what parts?</text:p>
              </text:list-item>
              <text:list-item>
                <text:p>Flask quickstart, route w vars</text:p>
              </text:list-item>
              <text:list-item>
                <text:p>App co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3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sg + user to: add “HTML”</text:p>
                <text:list>
                  <text:list-item>
                    <text:p>“find and replace”</text:p>
                  </text:list-item>
                  <text:list-item>
                    <text:p>Explicitly not a template yet</text:p>
                  </text:list-item>
                  <text:list-item>
                    <text:p>We’ll talk about jinja in a minute, GOSH</text:p>
                  </text:list-item>
                </text:list>
              </text:list-item>
              <text:list-item>
                <text:p>Obvs not secure, but whe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4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“HTML” to: add <text:span text:style-name="T3">login</text:span> &amp; Session</text:p>
                <text:list>
                  <text:list-item>
                    <text:p>Session: a LOT of security</text:p>
                  </text:list-item>
                  <text:list-item>
                    <text:p>Learn how this works, seriously, or expect pain</text:p>
                  </text:list-item>
                  <text:list-item>
                    <text:p><text:span text:style-name="T4"><text:a xlink:href="https://flask.palletsprojects.com/en/2.2.x/quickstart/#sessions" xlink:type="simple">https://flask.palletsprojects.com/en/2.2.x/quickstart/#sessions</text:a></text:span><text:s/></text:p>
                  </text:list-item>
                </text:list>
              </text:list-item>
              <text:list-item>
                <text:p>More secure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Intermezzo - templates</text:p>
          </draw:text-box>
        </draw:frame>
        <draw:frame presentation:style-name="pr7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4"><text:a xlink:href="https://flask.palletsprojects.com/en/2.2.x/tutorial/templates/" xlink:type="simple">https://flask.palletsprojects.com/en/2.2.x/tutorial/templates/</text:a></text:span><text:s/></text:p>
              </text:list-item>
              <text:list-item>
                <text:p>Boo Jinja: Just look at it. Same HTML. Yikes.</text:p>
              </text:list-item>
              <text:list-item>
                <text:p>Boo f-string: No conditional, loop, struct.</text:p>
              </text:list-item>
              <text:list-item>
                <text:p>Want</text:p>
                <text:list>
                  <text:list-item>
                    <text:p>Push vs pull, want data vs code</text:p>
                  </text:list-item>
                  <text:list-item>
                    <text:p>Some conditionals, data-based</text:p>
                  </text:list-item>
                  <text:list-item>
                    <text:p>Multi-language. No py in HTML!</text:p>
                  </text:list-item>
                </text:list>
              </text:list-item>
              <text:list-item>
                <text:p>What could we use instea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5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HTML + Session to add: Mustache Templates</text:p>
                <text:list>
                  <text:list-item>
                    <text:p><text:a xlink:href="https://mustache.github.io/" xlink:type="simple">https://mustache.github.io/</text:a><text:s/></text:p>
                  </text:list-item>
                  <text:list-item>
                    <text:p>Via chevron, because it’s what mustache links as the py impl</text:p>
                  </text:list-item>
                  <text:list-item>
                    <text:p><text:a xlink:href="https://github.com/noahmorrison/chevron" xlink:type="simple">https://github.com/noahmorrison/chevron</text:a><text:s/></text:p>
                  </text:list-item>
                </text:list>
              </text:list-item>
              <text:list-item>
                <text:p>Can also run on command line</text:p>
              </text:list-item>
              <text:list-item>
                <text:p>data + template</text:p>
              </text:list-item>
              <text:list-item>
                <text:p>Based on Google’s ctempla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6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ustache complexity to necessitate: add testing</text:p>
              </text:list-item>
              <text:list-item>
                <text:p>Pytest</text:p>
              </text:list-item>
              <text:list-item>
                <text:p>How extensive?</text:p>
                <text:list>
                  <text:list-item>
                    <text:p>Much like the line about flossing…</text:p>
                  </text:list-item>
                  <text:list-item>
                    <text:p>Here: crux? get_body_template</text:p>
                  </text:list-item>
                  <text:list-item>
                    <text:p>Avoid testing the language,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7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testing to: add storage abstraction</text:p>
              </text:list-item>
              <text:list-item>
                <text:p>Can’t get this wrong</text:p>
              </text:list-item>
              <text:list-item>
                <text:p>Starting to see how each small chunk testable</text:p>
              </text:list-item>
              <text:list-item>
                <text:p>Wild parts should be just glue code</text:p>
                <text:list>
                  <text:list-item>
                    <text:p>Still end-to-end test, automate early, not too 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Intermezzo – Data Mapper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One example of a data mapper architecture</text:p>
              </text:list-item>
              <text:list-item>
                <text:p>Alternative to ORM (Object Relational Mapper)</text:p>
              </text:list-item>
              <text:list-item>
                <text:p>Great stories about this in my career, great source of reliability, dev speed, empowerment</text:p>
              </text:list-item>
              <text:list-item>
                <text:p>Multi-impl – test, dev in-mem, dev on-disk, prod sql, prod noSQL</text:p>
              </text:list-item>
              <text:list-item>
                <text:p>Not without drawbacks (ie, transactions across multiple large complex joins)</text:p>
              </text:list-item>
              <text:list-item>
                <text:p>Fowler: <text:a xlink:href="https://martinfowler.com/eaaCatalog/dataMapper.html" xlink:type="simple">https://martinfowler.com/eaaCatalog/dataMapper.html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8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ot implemented; idea:</text:p>
              </text:list-item>
              <text:list-item>
                <text:p>Need storage abstraction to: add persistence</text:p>
              </text:list-item>
              <text:list-item>
                <text:p>Can now swap – disk at run, mem for dev</text:p>
              </text:list-item>
              <text:list-item>
                <text:p>StorageSqlite</text:p>
              </text:list-item>
              <text:list-item>
                <text:p>pytest.paramaterize to run same tests with multiple implemen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9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 text:style-name="P6">Not implemented; idea:</text:p>
              </text:list-item>
              <text:list-item>
                <text:p>Need persistence to: add message sending</text:p>
              </text:list-item>
              <text:list-item>
                <text:p>User page: form for user / message</text:p>
              </text:list-item>
              <text:list-item>
                <text:p>Gitignore run di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Have to Stop Now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(ad infinitum)</text:p>
              </text:list-item>
              <text:list-item>
                <text:p>(draw the rest of the ___ owl)</text:p>
              </text:list-item>
              <text:list-item>
                <text:p>(etc.)</text:p>
              </text:list-item>
              <text:list-item>
                <text:p>(how long did you think I was gonna talk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This talk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Talk about flask</text:p>
              </text:list-item>
              <text:list-item>
                <text:p>Talk not at all about flask (so what is it about?)</text:p>
              </text:list-item>
              <text:list-item>
                <text:p>Might sound like criticism, but only web framework I have used professionally and not found worse than nothing.</text:p>
              </text:list-item>
              <text:list-item>
                <text:p>Don’t have to “think in Flask” yay!</text:p>
              </text:list-item>
              <text:list-item>
                <text:p>Don’t have to follow the manua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Now, you...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Know flask?</text:p>
              </text:list-item>
              <text:list-item>
                <text:p>Know where to find more?</text:p>
              </text:list-item>
              <text:list-item>
                <text:p>Know why you want to use it?</text:p>
              </text:list-item>
              <text:list-item>
                <text:p>Know mustache &amp; why maybe not jinja?</text:p>
              </text:list-item>
              <text:list-item>
                <text:p>No? Ask me after!</text:p>
              </text:list-item>
              <text:list-item>
                <text:p>poppyargus2023+resbaz@calmspark.or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adornments="Medium" style:font-family-generic="roman" style:font-pitch="variable"/>
    <style:font-face style:name="Noto Serif CJK KR Medium1" svg:font-family="'Noto Serif CJK KR Medium'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ough-beige-paper-texture-edit" xlink:href="Pictures/1000000100000500000003C0DB728A52800D2C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333333" loext:opacity="100%" style:text-outline="false" style:text-line-through-style="none" style:text-line-through-type="none" style:font-name="Noto Serif CJK KR Medium" fo:font-family="'Noto Serif CJK KR Medium'" style:font-style-name="Medium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Noto Serif Display" fo:font-family="'Noto Serif Display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Noto Serif CJK KR Medium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Noto Serif CJK KR Medium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Noto Serif CJK KR Medium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Noto Serif CJK KR Medium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Noto Serif CJK KR Medium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Noto Serif CJK KR Medium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erif CJK KR Medium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2cm" svg:x="1.399cm" svg:y="0.634cm" presentation:class="title" presentation:placeholder="true">
        <draw:text-box/>
      </draw:frame>
      <draw:frame presentation:style-name="Default-outline1" draw:layer="backgroundobjects" svg:width="25.191cm" svg:height="9.524cm" svg:x="1.399cm" svg:y="4.44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8T12:50:10.519733418</meta:creation-date>
    <meta:generator>LibreOffice/7.3.7.2$Linux_X86_64 LibreOffice_project/30$Build-2</meta:generator>
    <dc:date>2023-04-18T17:44:53.095353540</dc:date>
    <meta:editing-duration>P1DT21H48M58S</meta:editing-duration>
    <meta:editing-cycles>43</meta:editing-cycles>
    <meta:document-statistic meta:object-count="101"/>
  </office:meta>
</office:document-meta>
</file>